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d1e9dd" style:font-size-asian="9pt" style:font-size-complex="9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541217214560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541217213280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541217213536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54121722352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541217210208">
          <table:table-cell table:style-name="Table5.A1" office:value-type="string">
            <text:p text:style-name="P40"><draw:line text:anchor-type="paragraph" draw:z-index="5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0"><draw:line text:anchor-type="paragraph" draw:z-index="12" draw:name="Shape3_8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541217217632">
          <table:table-cell table:style-name="Table5.A1" office:value-type="string">
            <text:p text:style-name="P41"><draw:line text:anchor-type="paragraph" draw:z-index="6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541217209440">
          <table:table-cell table:style-name="Table5.A1" office:value-type="string">
            <text:p text:style-name="P41"><draw:line text:anchor-type="paragraph" draw:z-index="7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541217221984">
          <table:table-cell table:style-name="Table5.A1" office:value-type="string">
            <text:p text:style-name="P15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541217217888">
          <table:table-cell table:style-name="Table5.A1" office:value-type="string">
            <text:p text:style-name="P15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541217219424">
          <table:table-cell table:style-name="Table5.A1" office:value-type="string">
            <text:p text:style-name="P15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541217212512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541217210720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20448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541217222496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41217211744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54121722275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541218265488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541218264208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7792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624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3502112019" text:style-name="L1">
              <text:list-item>
                <text:p text:style-name="P68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6000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8048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3952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945614892" text:style-name="L2">
              <text:list-item>
                <text:p text:style-name="P69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574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2160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541218260368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541218266256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392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541218261648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54121826446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54121826190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541225512144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541225513168">
          <table:table-cell table:style-name="Table8.A1" office:value-type="string">
            <text:p text:style-name="P25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3:44:20.393000000</dc:date>
    <meta:editing-duration>P2DT1H41M11S</meta:editing-duration>
    <meta:editing-cycles>1103</meta:editing-cycles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